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fr" fo:country="FR" fo:font-weight="normal" officeooo:rsid="001ff8f8" officeooo:paragraph-rsid="001ff8f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fr" fo:country="FR" fo:font-weight="normal" officeooo:rsid="00272fb9" officeooo:paragraph-rsid="00670b0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fr" fo:country="FR" fo:font-weight="normal" officeooo:rsid="002634fc" officeooo:paragraph-rsid="00670b0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fr" fo:country="FR" fo:font-weight="normal" officeooo:rsid="00670b07" officeooo:paragraph-rsid="00670b0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2ab6f7" officeooo:paragraph-rsid="00670b0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fr" fo:country="FR" fo:font-weight="normal" officeooo:rsid="006987e8" officeooo:paragraph-rsid="006987e8"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0pt" fo:language="fr" fo:country="FR" fo:font-weight="bold" officeooo:rsid="001ff8f8" officeooo:paragraph-rsid="001ff8f8"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language="fr" fo:country="FR" fo:font-style="italic" fo:font-weight="bold" officeooo:rsid="001ff8f8" officeooo:paragraph-rsid="00670b07" style:font-size-asian="20pt" style:font-style-asian="italic" style:font-weight-asian="bold" style:font-size-complex="20pt" style:font-style-complex="italic" style:font-weight-complex="bold"/>
    </style:style>
    <style:style style:name="P9" style:family="paragraph" style:parent-style-name="Standard">
      <style:paragraph-properties fo:text-align="start" style:justify-single-word="false"/>
      <style:text-properties fo:color="#00cc33"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color="#000000"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fo:color="#000000" fo:font-size="16pt" fo:language="fr" fo:country="FR" fo:font-style="italic" fo:font-weight="bold" officeooo:rsid="00216c4e" officeooo:paragraph-rsid="00216c4e" style:font-size-asian="14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fo:color="#000000" fo:font-size="16pt" fo:language="fr" fo:country="FR" fo:font-style="italic" style:text-underline-style="none" fo:font-weight="bold" officeooo:rsid="001ff8f8" officeooo:paragraph-rsid="001ff8f8" style:font-size-asian="14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fo:color="#000000" fo:font-size="12pt" fo:language="fr" fo:country="FR" fo:font-weight="normal" officeooo:rsid="0039198c" officeooo:paragraph-rsid="0039198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fo:language="fr" fo:country="FR" fo:font-weight="normal" officeooo:rsid="002f0c34" officeooo:paragraph-rsid="001ff8f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fo:language="fr" fo:country="FR" fo:font-weight="normal" officeooo:rsid="004fd127" officeooo:paragraph-rsid="004fd12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fo:language="fr" fo:country="FR" fo:font-weight="normal" officeooo:rsid="001ff8f8" officeooo:paragraph-rsid="001ff8f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2pt" fo:language="fr" fo:country="FR" fo:font-weight="normal" officeooo:rsid="001ff8f8" officeooo:paragraph-rsid="00670b0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fo:language="fr" fo:country="FR" fo:font-weight="bold" officeooo:rsid="004b3ea5" officeooo:paragraph-rsid="004b3ea5"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ff0000" fo:font-size="16pt" fo:language="fr" fo:country="FR" fo:font-style="italic" fo:font-weight="bold" officeooo:rsid="001ff8f8" officeooo:paragraph-rsid="001ff8f8" style:font-size-asian="14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color="#ff0000" fo:font-size="16pt" fo:language="fr" fo:country="FR" fo:font-style="italic" fo:font-weight="bold" officeooo:rsid="001ff8f8" officeooo:paragraph-rsid="005e54ac" style:font-size-asian="14pt" style:font-style-asian="italic" style:font-weight-asian="bold" style:font-size-complex="16pt" style:font-style-complex="italic" style:font-weight-complex="bold"/>
    </style:style>
    <style:style style:name="P21" style:family="paragraph" style:parent-style-name="Standard">
      <style:paragraph-properties fo:text-align="start" style:justify-single-word="false"/>
      <style:text-properties fo:color="#ff0000" fo:font-size="12pt" fo:language="fr" fo:country="FR" fo:font-weight="normal" officeooo:rsid="001ff8f8" officeooo:paragraph-rsid="001ff8f8"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color="#000000" fo:font-size="12pt" fo:language="fr" fo:country="FR" fo:font-weight="normal" officeooo:rsid="00309452" officeooo:paragraph-rsid="004b3ea5"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color="#000000" fo:font-size="12pt" fo:language="fr" fo:country="FR" fo:font-weight="normal" officeooo:rsid="0030deee" officeooo:paragraph-rsid="004b3ea5"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color="#000000" fo:font-size="12pt" fo:language="fr" fo:country="FR" fo:font-weight="normal" officeooo:rsid="00365cea" officeooo:paragraph-rsid="004b3ea5"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color="#000000" fo:font-size="12pt" fo:language="fr" fo:country="FR" fo:font-weight="normal" officeooo:rsid="004c1815" officeooo:paragraph-rsid="004c1815"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color="#000000" fo:font-size="12pt" fo:language="fr" fo:country="FR" fo:font-weight="normal" officeooo:rsid="006b597e" officeooo:paragraph-rsid="006b597e"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color="#000000" fo:font-size="12pt" fo:language="fr" fo:country="FR" fo:font-weight="normal" officeooo:rsid="00554646" officeooo:paragraph-rsid="00554646"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color="#000000" fo:font-size="12pt" fo:language="fr" fo:country="FR" fo:font-weight="normal" officeooo:rsid="00561ce5" officeooo:paragraph-rsid="00561ce5"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color="#000000" fo:font-size="12pt" fo:language="fr" fo:country="FR" fo:font-weight="normal" officeooo:rsid="0060b878" officeooo:paragraph-rsid="0060b878"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fo:font-size="12pt" fo:language="fr" fo:country="FR" fo:font-weight="normal" officeooo:rsid="001ff8f8" officeooo:paragraph-rsid="00670b0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fo:font-size="12pt" fo:language="fr" fo:country="FR" fo:font-weight="normal" officeooo:rsid="0035e8d5" officeooo:paragraph-rsid="006ee5f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2pt" fo:language="fr" fo:country="FR" fo:font-weight="bold" officeooo:rsid="006ee5f9" officeooo:paragraph-rsid="006ee5f9"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fr" fo:country="FR" fo:font-weight="normal" officeooo:rsid="006ce967" officeooo:paragraph-rsid="006ce96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fr" fo:country="FR" fo:font-weight="normal" officeooo:rsid="006ee5f9" officeooo:paragraph-rsid="006ee5f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fr" fo:country="FR" fo:font-weight="normal" officeooo:rsid="006987e8" officeooo:paragraph-rsid="006987e8" style:font-size-asian="12pt" style:font-weight-asian="normal" style:font-size-complex="12pt" style:font-weight-complex="normal"/>
    </style:style>
    <style:style style:name="P36" style:family="paragraph" style:parent-style-name="Standard">
      <style:text-properties fo:font-size="12pt" fo:font-weight="normal" officeooo:rsid="0035e8d5" officeooo:paragraph-rsid="006ee5f9" style:font-size-asian="10.5pt" style:font-weight-asian="normal" style:font-size-complex="12pt" style:font-weight-complex="normal"/>
    </style:style>
    <style:style style:name="P37" style:family="paragraph" style:parent-style-name="Standard">
      <style:text-properties fo:font-size="12pt" fo:font-weight="normal" officeooo:rsid="006ee5f9" officeooo:paragraph-rsid="006ee5f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94f80" style:font-weight-asian="bold" style:font-weight-complex="bold"/>
    </style:style>
    <style:style style:name="T3" style:family="text">
      <style:text-properties fo:font-weight="bold" officeooo:rsid="006b597e" style:font-weight-asian="bold" style:font-weight-complex="bold"/>
    </style:style>
    <style:style style:name="T4" style:family="text">
      <style:text-properties officeooo:rsid="00502f64"/>
    </style:style>
    <style:style style:name="T5" style:family="text">
      <style:text-properties officeooo:rsid="00670b07"/>
    </style:style>
    <style:style style:name="T6" style:family="text">
      <style:text-properties officeooo:rsid="0028c377"/>
    </style:style>
    <style:style style:name="T7" style:family="text">
      <style:text-properties officeooo:rsid="002b11bf"/>
    </style:style>
    <style:style style:name="T8" style:family="text">
      <style:text-properties officeooo:rsid="006b597e"/>
    </style:style>
    <style:style style:name="T9" style:family="text">
      <style:text-properties officeooo:rsid="006bcbe8"/>
    </style:style>
    <style:style style:name="T10" style:family="text">
      <style:text-properties officeooo:rsid="006ce967"/>
    </style:style>
    <style:style style:name="T11" style:family="text">
      <style:text-properties officeooo:rsid="006d6ca9"/>
    </style:style>
    <style:style style:name="T12" style:family="text">
      <style:text-properties officeooo:rsid="006ee5f9"/>
    </style:style>
    <style:style style:name="T13" style:family="text">
      <style:text-properties officeooo:rsid="00394f80"/>
    </style:style>
    <style:style style:name="T14" style:family="text">
      <style:text-properties officeooo:rsid="0035e8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maine <text:span text:style-name="T9">6</text:span> : <text:span text:style-name="T9">Responsive Design et portfolio</text:span></text:p>
      <text:p text:style-name="P7"/>
      <text:p text:style-name="P9">Objectif : <text:s/></text:p>
      <text:p text:style-name="P1"/>
      <text:p text:style-name="P3">Cette semaine vous alle<text:span text:style-name="T9">z</text:span> <text:span text:style-name="T9">continuer de perfectionner votre gestion du responsive design. Si jamais vous n’avez pas eu le temps de finir le travail de la semaine passée, il est fortement conseillé de prendre le temps de le terminer afin de vraiment finir votre familiarisation avec cette spécificité technique. </text:span></text:p>
      <text:p text:style-name="P3"/>
      <text:p text:style-name="P33">L’objectif de cette semaine est que vous posiez la première pierre de votre professionnalisation. En effet, vous devrez à la fin de la semaine avoir un portfolio réalisé, au moins dans les grandes lignes et responsive.</text:p>
      <text:p text:style-name="P2"/>
      <text:p text:style-name="P4">En parallèle vous continuerez à développer votre maîtrise du PHP <text:span text:style-name="T10">de manière plus intensive en continuant les exercices qui vous ont été donnés</text:span>. </text:p>
      <text:p text:style-name="P1"/>
      <text:p text:style-name="P12">Compétences acquises :</text:p>
      <text:p text:style-name="P16"/>
      <text:p text:style-name="P17">- <text:span text:style-name="T6">Usage des médias queries en CSS</text:span></text:p>
      <text:p text:style-name="P17">- <text:span text:style-name="T6">Utilisation d’outils de prè-visualisation sur appareils mobiles</text:span></text:p>
      <text:p text:style-name="P17">- <text:span text:style-name="T6">Compréhension de la méthodologie mobile first</text:span></text:p>
      <text:p text:style-name="P17">- <text:span text:style-name="T6">Mise en application de la méthodologie mobile first</text:span></text:p>
      <text:p text:style-name="P17">- <text:span text:style-name="T6">Gestion des images pour le responsive design</text:span></text:p>
      <text:p text:style-name="P17">- <text:span text:style-name="T6">Compréhension de l’expérience utilisateur sur les appareils mobiles</text:span></text:p>
      <text:p text:style-name="P17">- <text:span text:style-name="T6">Production d’un code CSS maintenable sur tous appareils</text:span></text:p>
      <text:p text:style-name="P17">- <text:span text:style-name="T6">Application poussée du principe DRY</text:span></text:p>
      <text:p text:style-name="P17">- <text:span text:style-name="T11">Boucles PHP</text:span></text:p>
      <text:p text:style-name="P17">- <text:span text:style-name="T11">Structures conditionnelles</text:span></text:p>
      <text:p text:style-name="P17">- <text:span text:style-name="T11">Fonctions</text:span></text:p>
      <text:p text:style-name="P17">- <text:span text:style-name="T11">Tableaux</text:span></text:p>
      <text:p text:style-name="P17"/>
      <text:p text:style-name="P10">Ressources et exercices :</text:p>
      <text:p text:style-name="P1"/>
      <text:p text:style-name="P34">Les ressources documentaires restent identiques à la semaine précédente puisque le thème est toujours le responsive design.</text:p>
      <text:p text:style-name="P5"/>
      <text:p text:style-name="P5"><text:span text:style-name="T5">V</text:span>ous pouvez suivre le parcours d’OpenClassrooms sur le res<text:span text:style-name="T7">ponsive design : </text:span><text:a xlink:type="simple" xlink:href="https://openclassrooms.com/courses/apprenez-a-creer-votre-site-web-avec-html5-et-css3/mise-en-page-adaptative-avec-les-media-queries" text:style-name="Internet_20_link" text:visited-style-name="Visited_20_Internet_20_Link"><text:span text:style-name="T7">https://openclassrooms.com/courses/apprenez-a-creer-votre-site-web-avec-html5-et-css3/mise-en-page-adaptative-avec-les-media-queries</text:span></text:a></text:p>
      <text:p text:style-name="P5"/>
      <text:p text:style-name="P4">La w3schools offre également une vision plus synthétique du fonctionnement des médias-queries :</text:p>
      <text:p text:style-name="P4"><text:a xlink:type="simple" xlink:href="https://www.w3schools.com/css/css_rwd_mediaqueries.asp" text:style-name="Internet_20_link" text:visited-style-name="Visited_20_Internet_20_Link">https://www.w3schools.com/css/css_rwd_mediaqueries.asp</text:a></text:p>
      <text:p text:style-name="P6"><text:span text:style-name="T1"/></text:p>
      <text:p text:style-name="P6"><text:span text:style-name="T1">Côté PHP</text:span>, <text:span text:style-name="T12">vous pouvez toujours vous référez à la documentation qui vous a été données précédemment.</text:span></text:p>
      <text:p text:style-name="P20"/>
      <text:p text:style-name="P19">Projet à rendre :</text:p>
      <text:p text:style-name="P14"/>
      <text:p text:style-name="P32">Votre portfolio personnel</text:p>
      <text:p text:style-name="P21"><text:soft-page-break/></text:p>
      <text:p text:style-name="P36">Voilà maintenant quelques semaines que vous réalisez des sites internet et vous devez avoir envie de les partager avec le monde entier ! Le grand jour est arrivé, vous allez enfin coder votre portfolio personnel.</text:p>
      <text:p text:style-name="P36"/>
      <text:p text:style-name="P36">Votre portfolio est un outil de travail au même titre qu'un CV, un compte Linkedin ou une lettre de motivation. Il est même bien plus important car c'est lui qui permet au recruteur de juger de vos compétences techniques. <text:span text:style-name="T1">Il ne faut donc pas le négliger</text:span>.</text:p>
      <text:p text:style-name="P36"/>
      <text:p text:style-name="P37">Concrètement un portfolio est un site internet personnel où vous présentez votre travail et votre profil au recruteur de manière détaillée. I<text:span text:style-name="T14">l s'agit de quelque chose </text:span>unique à chaque développeur<text:span text:style-name="T14">, </text:span>vous devrez donc trouver différents portfolio sur internet afin de les comparer et trouver une manière de faire qui vous convient<text:span text:style-name="T14">. Cependant quelques caractéristiques semblent essentielles : </text:span></text:p>
      <text:p text:style-name="P36"/>
      <text:p text:style-name="P36">- Une page où vous présentez vos travaux</text:p>
      <text:p text:style-name="P36"/>
      <text:p text:style-name="P36">- Une page où vous parlez un peu de vous</text:p>
      <text:p text:style-name="P36"/>
      <text:p text:style-name="P36">- Une page pour vous contacter</text:p>
      <text:p text:style-name="P36"/>
      <text:p text:style-name="P36">- Un menu simple et clair</text:p>
      <text:p text:style-name="P36"/>
      <text:p text:style-name="P36">- Une présentation organisée et <text:span text:style-name="T13">concise</text:span> des informations</text:p>
      <text:p text:style-name="P36"/>
      <text:p text:style-name="P36">- <text:s/><text:span text:style-name="T13">Une expérience utilisateur fluide et agréable (le recruteur ne doit pas passer 5 minutes à se demander où cliquer sur votre portfolio)</text:span></text:p>
      <text:p text:style-name="P36"/>
      <text:p text:style-name="P36">- <text:span text:style-name="T13">Dans liens vers vos profils sur les réseaux sociaux (notamment twitter, github et linkedin)</text:span></text:p>
      <text:p text:style-name="P36"/>
      <text:p text:style-name="P31">- <text:span text:style-name="T13">Un design moderne et responsive sur </text:span><text:span text:style-name="T2">tous les types d'écrans</text:span></text:p>
      <text:p text:style-name="P18"/>
      <text:p text:style-name="P18">Spécifications techniques</text:p>
      <text:p text:style-name="P18"/>
      <text:list xml:id="list8642920716279436168" text:style-name="L1">
        <text:list-item>
          <text:p text:style-name="P22">Réalisation d’un wireframe </text:p>
        </text:list-item>
        <text:list-item>
          <text:p text:style-name="P22">Structure du site en HTML5</text:p>
        </text:list-item>
        <text:list-item>
          <text:p text:style-name="P22">Usage d’un BoilerPlate</text:p>
        </text:list-item>
        <text:list-item>
          <text:p text:style-name="P23">HTML sémantique</text:p>
        </text:list-item>
        <text:list-item>
          <text:p text:style-name="P22">Présence de commentaires en anglais pour faciliter la lecture du code</text:p>
        </text:list-item>
        <text:list-item>
          <text:p text:style-name="P24">code validé sur le w3c validator</text:p>
        </text:list-item>
        <text:list-item>
          <text:p text:style-name="P25">Design moderne et élégant avec un CSS maintenable</text:p>
        </text:list-item>
        <text:list-item>
          <text:p text:style-name="P25">Respect du principe DRY</text:p>
        </text:list-item>
        <text:list-item>
          <text:p text:style-name="P26">Développé en mobile first</text:p>
        </text:list-item>
        <text:list-item>
          <text:p text:style-name="P26">Design responsive</text:p>
        </text:list-item>
        <text:list-item>
          <text:p text:style-name="P27">Présence d’un favicon</text:p>
        </text:list-item>
        <text:list-item>
          <text:p text:style-name="P28">Site mis en ligne via une GH-page</text:p>
        </text:list-item>
        <text:list-item>
          <text:p text:style-name="P29">Usage du PHP <text:span text:style-name="T8">pour templating (</text:span><text:span text:style-name="T3">attention conservez une version purement HTML/CSS pour l’héberger facilement sur GitHub</text:span><text:span text:style-name="T8">)</text:span></text:p>
        </text:list-item>
      </text:list>
      <text:p text:style-name="P13"/>
      <text:p text:style-name="P13"><text:span text:style-name="T1">Le rendu se fait sur mon adresse mail </text:span><text:a xlink:type="simple" xlink:href="mailto:thomas.gossart.pro@gmail.com" text:style-name="Internet_20_link" text:visited-style-name="Visited_20_Internet_20_Link"><text:span text:style-name="T1">thomas.gossart.pro@gmail.com</text:span></text:a><text:span text:style-name="T1"> avant dimanche minuit. Merci de m’envoyer le lien vers votre repository sur lequel je trouverai un readme et une github page.</text:span></text:p>
      <text:p text:style-name="P21"><text:soft-page-break/></text:p>
      <text:p text:style-name="P11">Pour aller plus loin :</text:p>
      <text:p text:style-name="P15"/>
      <text:p text:style-name="P15">Réussissez à vous inscrire sur Code Wars et réalisez un kata de niveau 8 <text:span text:style-name="T4">ou 7</text:span> :</text:p>
      <text:p text:style-name="P15">- <text:a xlink:type="simple" xlink:href="https://www.codewars.com/" text:style-name="Internet_20_link" text:visited-style-name="Visited_20_Internet_20_Link">https://www.codewar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35:42.384580474</meta:creation-date>
    <meta:generator>LibreOffice/5.1.6.2$Linux_X86_64 LibreOffice_project/10m0$Build-2</meta:generator>
    <dc:date>2018-10-10T12:35:16.514211886</dc:date>
    <meta:editing-duration>PT5H30M18S</meta:editing-duration>
    <meta:editing-cycles>70</meta:editing-cycles>
    <meta:document-statistic meta:table-count="0" meta:image-count="0" meta:object-count="0" meta:page-count="3" meta:paragraph-count="55" meta:word-count="631" meta:character-count="4031" meta:non-whitespace-character-count="3461"/>
  </office:meta>
</office:document-meta>
</file>